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7bda08"/>
    </style:style>
    <style:style style:name="P133" style:family="paragraph" style:parent-style-name="Standard">
      <style:text-properties officeooo:paragraph-rsid="01534d25"/>
    </style:style>
    <style:style style:name="P134" style:family="paragraph" style:parent-style-name="Standard">
      <style:text-properties officeooo:rsid="01534d25" officeooo:paragraph-rsid="0155f58d"/>
    </style:style>
    <style:style style:name="P135" style:family="paragraph" style:parent-style-name="Standard">
      <style:text-properties officeooo:rsid="01534d25" officeooo:paragraph-rsid="01534d25"/>
    </style:style>
    <style:style style:name="P136" style:family="paragraph" style:parent-style-name="Standard">
      <style:text-properties officeooo:rsid="0155f58d" officeooo:paragraph-rsid="0155f58d"/>
    </style:style>
    <style:style style:name="P137" style:family="paragraph" style:parent-style-name="Standard">
      <style:text-properties officeooo:paragraph-rsid="0155f58d"/>
    </style:style>
    <style:style style:name="P138" style:family="paragraph" style:parent-style-name="Standard">
      <style:text-properties officeooo:rsid="00aa3ca6" officeooo:paragraph-rsid="006aa50f"/>
    </style:style>
    <style:style style:name="P139" style:family="paragraph" style:parent-style-name="Standard">
      <style:text-properties officeooo:rsid="015d4340" officeooo:paragraph-rsid="015d4340"/>
    </style:style>
    <style:style style:name="P140" style:family="paragraph" style:parent-style-name="Standard">
      <style:text-properties officeooo:paragraph-rsid="015ec3a1"/>
    </style:style>
    <style:style style:name="P141" style:family="paragraph" style:parent-style-name="Standard">
      <style:text-properties officeooo:paragraph-rsid="015f35d2"/>
    </style:style>
    <style:style style:name="P142" style:family="paragraph" style:parent-style-name="Standard">
      <style:text-properties officeooo:paragraph-rsid="01608f27"/>
    </style:style>
    <style:style style:name="P143" style:family="paragraph" style:parent-style-name="Standard">
      <style:text-properties officeooo:rsid="013865a3" officeooo:paragraph-rsid="01659c5c"/>
    </style:style>
    <style:style style:name="P144" style:family="paragraph" style:parent-style-name="Standard">
      <style:text-properties officeooo:rsid="0170a9cc" officeooo:paragraph-rsid="01795f30"/>
    </style:style>
    <style:style style:name="P145" style:family="paragraph" style:parent-style-name="Standard">
      <style:text-properties officeooo:rsid="0170a9cc" officeooo:paragraph-rsid="00e9c8cf"/>
    </style:style>
    <style:style style:name="P146" style:family="paragraph" style:parent-style-name="Standard">
      <style:text-properties officeooo:paragraph-rsid="0177cd0a"/>
    </style:style>
    <style:style style:name="P147" style:family="paragraph" style:parent-style-name="Standard">
      <style:text-properties officeooo:rsid="014548cf" officeooo:paragraph-rsid="017bda08"/>
    </style:style>
    <style:style style:name="P148" style:family="paragraph" style:parent-style-name="Standard">
      <style:text-properties officeooo:paragraph-rsid="0120dd6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5f58d"/>
    </style:style>
    <style:style style:name="T125" style:family="text">
      <style:text-properties officeooo:rsid="0156fa98"/>
    </style:style>
    <style:style style:name="T126" style:family="text">
      <style:text-properties officeooo:rsid="0158a18c"/>
    </style:style>
    <style:style style:name="T127" style:family="text">
      <style:text-properties officeooo:rsid="01599f67"/>
    </style:style>
    <style:style style:name="T128" style:family="text">
      <style:text-properties officeooo:rsid="015b71ca"/>
    </style:style>
    <style:style style:name="T129" style:family="text">
      <style:text-properties officeooo:rsid="015d4340"/>
    </style:style>
    <style:style style:name="T130" style:family="text">
      <style:text-properties officeooo:rsid="015ec3a1"/>
    </style:style>
    <style:style style:name="T131" style:family="text">
      <style:text-properties officeooo:rsid="015f35d2"/>
    </style:style>
    <style:style style:name="T132" style:family="text">
      <style:text-properties officeooo:rsid="01602754"/>
    </style:style>
    <style:style style:name="T133" style:family="text">
      <style:text-properties officeooo:rsid="01608f27"/>
    </style:style>
    <style:style style:name="T134" style:family="text">
      <style:text-properties officeooo:rsid="016307fb"/>
    </style:style>
    <style:style style:name="T135" style:family="text">
      <style:text-properties officeooo:rsid="01659584"/>
    </style:style>
    <style:style style:name="T136" style:family="text">
      <style:text-properties officeooo:rsid="01659c5c"/>
    </style:style>
    <style:style style:name="T137" style:family="text">
      <style:text-properties officeooo:rsid="0166ff83"/>
    </style:style>
    <style:style style:name="T138" style:family="text">
      <style:text-properties officeooo:rsid="0175e46f"/>
    </style:style>
    <style:style style:name="T139" style:family="text">
      <style:text-properties officeooo:rsid="0177cd0a"/>
    </style:style>
    <style:style style:name="T140" style:family="text">
      <style:text-properties officeooo:rsid="017bda08"/>
    </style:style>
    <style:style style:name="T141" style:family="text">
      <style:text-properties officeooo:rsid="017c1a93"/>
    </style:style>
    <style:style style:name="T142" style:family="text">
      <style:text-properties officeooo:rsid="017efefd"/>
    </style:style>
    <style:style style:name="T143" style:family="text">
      <style:text-properties officeooo:rsid="017fb3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4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4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7"><text:span text:style-name="T124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6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8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6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8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9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14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1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1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18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20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21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2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2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2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26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2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32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33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4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3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40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4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4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4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4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56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4">As a bonus, we only have to do the</text:span><text:span text:style-name="T124"><draw:frame draw:style-name="fr1" draw:name="Object212" text:anchor-type="as-char" svg:y="-0.1484in" svg:width="0.3311in" svg:height="0.1846in" draw:z-index="101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4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2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02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03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04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05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06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07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08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09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10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3"><text:span text:style-name="T3"><text:s/></text:span><text:span text:style-name="T3"><draw:frame draw:style-name="fr1" draw:name="Object170" text:anchor-type="as-char" svg:y="-0.2807in" svg:width="0.8508in" svg:height="0.4484in" draw:z-index="111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12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54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3"/>
      <text:p text:style-name="P133"><text:span text:style-name="T99">I</text:span><text:span text:style-name="T100">t can be seen that if</text:span><text:span text:style-name="T99"> we use k=</text:span><text:span text:style-name="T124">(</text:span><text:span text:style-name="T99">n-</text:span><text:span text:style-name="T124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1">What does “nearly the same” mean? <text:s/>Let us see.</text:span></text:p>
      <text:p text:style-name="P123"/>
      <text:p text:style-name="P140"><text:span text:style-name="T131">Rewriting</text:span><text:span text:style-name="T102"> the parallel algorithm, </text:span><text:span text:style-name="T131">w</text:span><text:span text:style-name="T123">e write</text:span><text:span text:style-name="T102"> </text:span><text:span text:style-name="T131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1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1">Here </text:span><text:span text:style-name="T123">we </text:span><text:span text:style-name="T131">have not </text:span><text:span text:style-name="T123">rotate</text:span><text:span text:style-name="T131">d the indices of </text:span><text:span text:style-name="T123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6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38">(Compare with the </text:span><text:span text:style-name="T139">p=0 </text:span><text:span text:style-name="T138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8">or reverse </text:span><text:span text:style-name="T138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39">solutions </text:span><text:span text:style-name="T138">at the “edges” of the system.)</text:span></text:p>
      <text:p text:style-name="P141"><text:span text:style-name="T131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1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0">w</text:span><text:span text:style-name="T123">ith </text:span><text:span text:style-name="T123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1">as before, but</text:span><text:span text:style-name="T123"> defining </text:span><text:span text:style-name="T123"><draw:frame draw:style-name="fr1" draw:name="Object178" text:anchor-type="as-char" svg:y="-0.1839in" svg:width="1.1862in" svg:height="0.2571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3"/>
      <text:p text:style-name="P135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</text:span></text:p>
      <text:p text:style-name="P122"/>
      <text:p text:style-name="P122"/>
      <text:p text:style-name="P127"><text:soft-page-break/><text:span text:style-name="T103">If we make a rotation, </text:span><text:span text:style-name="T126">for example at</text:span><text:span text:style-name="T103"> <text:s/></text:span><text:span text:style-name="T127">k</text:span><text:span text:style-name="T124">=</text:span><text:span text:style-name="T103">(n-p)/4 </text:span><text:span text:style-name="T113">with a “forward and “backward” algorithm, we can notate the rotated </text:span><text:span text:style-name="T124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7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2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2"><text:span text:style-name="T107">Consider the two KU block of numbers </text:span><text:span text:style-name="T133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3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2"/>
      <text:p text:style-name="P142"><text:span text:style-name="T108">By aligning the components of the vectors , we can simultaneously solve for all four vector components corresponding to the same </text:span><text:span text:style-name="T125">two </text:span><text:span text:style-name="T108">KU block of numbers</text:span><text:span text:style-name="T108"><draw:frame draw:style-name="fr1" draw:name="Object217" text:anchor-type="as-char" svg:y="-0.1484in" svg:width="0.1547in" svg:height="0.2098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7">Given a rotation</text:span><text:span text:style-name="T127"><draw:frame draw:style-name="fr1" draw:name="Object184" text:anchor-type="as-char" svg:y="-0.1201in" svg:width="0.0874in" svg:height="0.1307in" draw:z-index="197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7"> </text:span><text:span text:style-name="T132">(in blocks jj, not indices j) </text:span><text:span text:style-name="T133">e.g.</text:span><text:span text:style-name="T127"><draw:frame draw:style-name="fr1" draw:name="Object208" text:anchor-type="as-char" svg:y="-0.152in" svg:width="1.1661in" svg:height="0.2008in" draw:z-index="198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7">the corresponding </text:span><text:span text:style-name="T136">sets of </text:span><text:span text:style-name="T127">blocks for any jj are </text:span><text:span text:style-name="T134">then</text:span><draw:frame draw:style-name="fr1" draw:name="Object209" text:anchor-type="as-char" svg:y="-0.1484in" svg:width="1.5874in" svg:height="0.2098in" draw:z-index="19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5">because </text:span><text:span text:style-name="T125"><draw:frame draw:style-name="fr1" draw:name="Object199" text:anchor-type="as-char" svg:y="-0.1484in" svg:width="0.4508in" svg:height="0.2098in" draw:z-index="20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5">and </text:span><text:span text:style-name="T125"><draw:frame draw:style-name="fr1" draw:name="Object200" text:anchor-type="as-char" svg:y="-0.1839in" svg:width="0.4764in" svg:height="0.2445in" draw:z-index="20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5">are made of the same four blocks, though in reverse order, </text:span><text:span text:style-name="T134">and transposed,</text:span><text:span text:style-name="T125"> </text:span><text:span text:style-name="T129">so </text:span><text:span text:style-name="T125">that </text:span><text:span text:style-name="T129">if </text:span></text:p>
      <text:p text:style-name="P124"><draw:frame draw:style-name="fr1" draw:name="Object241" text:anchor-type="as-char" svg:y="-0.2717in" svg:width="4.1008in" svg:height="0.4902in" draw:z-index="20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9"><text:span text:style-name="T132">where i </text:span>then <text:span text:style-name="T132">corre</text:span><text:span text:style-name="T135">s</text:span><text:span text:style-name="T132">ponds to ii just as j corresponds to jj </text:span><text:span text:style-name="T135">then</text:span><text:span text:style-name="T132"> </text:span></text:p>
      <text:p text:style-name="P124"/>
      <text:p text:style-name="P124"><text:span text:style-name="T128"><draw:frame draw:style-name="fr1" draw:name="Object210" text:anchor-type="as-char" svg:y="-0.5583in" svg:width="2.8327in" svg:height="1.0898in" draw:z-index="20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7">results in</text:span></text:p>
      <text:p text:style-name="P124"/>
      <text:p text:style-name="P124"><draw:frame draw:style-name="fr1" draw:name="Object213" text:anchor-type="as-char" svg:y="-0.2717in" svg:width="6.9909in" svg:height="0.4902in" draw:z-index="20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4">solve,</text:span> at <text:span text:style-name="T132">any</text:span> jj, <text:span text:style-name="T143">resulting in </text:span>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5744in" svg:width="3.2398in" svg:height="1.102in" draw:z-index="205"><draw:object xlink:href="./Object 201" xlink:type="simple" xlink:show="embed" xlink:actuate="onLoad"/><draw:image xlink:href="./ObjectReplacements/Object 201" xlink:type="simple" xlink:show="embed" xlink:actuate="onLoad"/></draw:frame><text:s/><text:span text:style-name="T142">with the middle two rows of matrices defined by:</text:span></text:p>
      <text:p text:style-name="P120"/>
      <text:p text:style-name="P120"><text:soft-page-break/><draw:frame draw:style-name="fr1" draw:name="Object174" text:anchor-type="as-char" svg:y="-0.6764in" svg:width="5.7992in" svg:height="1.2366in" draw:z-index="244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20"><draw:frame draw:style-name="fr1" draw:name="Object198" text:anchor-type="as-char" svg:y="-0.5583in" svg:width="5.8654in" svg:height="1.0898in" draw:z-index="245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20"/>
      <text:p text:style-name="P143"><text:span text:style-name="T111">We back substitute <text:s/></text:span><text:span text:style-name="T102"><draw:frame draw:style-name="fr1" draw:name="Object228" text:anchor-type="as-char" svg:y="-0.1484in" svg:width="0.1661in" svg:height="0.2098in" draw:z-index="206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07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8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9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0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11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12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13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4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6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7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8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9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20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21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22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3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4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5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6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4">and <text:s text:c="2"/></text:span><text:span text:style-name="T124"><draw:frame draw:style-name="fr1" draw:name="Object197" text:anchor-type="as-char" svg:y="-0.172in" svg:width="0.552in" svg:height="0.2335in" draw:z-index="227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4">, <text:s/></text:span><text:span text:style-name="T114"><draw:frame draw:style-name="fr1" draw:name="Object240" text:anchor-type="as-char" svg:y="-0.172in" svg:width="0.9311in" svg:height="0.2457in" draw:z-index="228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, <text:span text:style-name="T120">(N-</text:span><text:span text:style-name="T141">p)</text:span><text:span text:style-name="T120">/</text:span><text:span text:style-name="T141">2</text:span><text:span text:style-name="T120">KU of them,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47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4">in</text:span><text:span text:style-name="T117"> </text:span><text:span text:style-name="T124">more efficiently defining the rotated systems and their equations in code. <text:s/></text:span><text:span text:style-name="T141">Clearly more threads are only helpful for large numbers of KuxKU systems (blocks). <text:s/></text:span><text:span text:style-name="T140">There </text:span><text:span text:style-name="T141">also</text:span><text:span text:style-name="T140"> need</text:span><text:span text:style-name="T141">s</text:span><text:span text:style-name="T140"> to be at least enough blocks to such that (N-p)/(2KU*t) &gt;2 </text:span><text:span text:style-name="T141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><text:soft-page-break/></text:p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2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1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30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1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3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2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3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5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6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7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8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3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4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1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3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><text:soft-page-break/></text:p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2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2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1" draw:name="Object65" text:anchor-type="as-char" svg:y="-0.3484in" svg:width="4.3516in" svg:height="0.6366in" draw:z-index="12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30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3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38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39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4">For rotated <text:span text:style-name="T124">and reversed </text:span>systems, it is easiest to <text:span text:style-name="T124">use </text:span>the same definitions <text:span text:style-name="T124">above</text:span> and apply the rotation to the matrix AB. <text:s/>In order to achieve the definitions <draw:frame draw:style-name="fr1" draw:name="Object203" text:anchor-type="as-char" svg:y="-0.1862in" svg:width="1.0272in" svg:height="0.2465in" draw:z-index="194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4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4">(resulting in </text:span><text:span text:style-name="T124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4">given in the above main body) </text:span>and to rotate the N columns of AB and then to reverse the rows and reverse the columns of AB to switch the direction of the solution after renumbering the indices.</text:p>
      <text:p text:style-name="P86"><text:soft-page-break/></text:p>
      <text:p text:style-name="P86"/>
      <text:p text:style-name="P85"/>
      <text:p text:style-name="P96">Copyright (c) 2021 <text:s text:c="2"/>Anthony M de Beus</text:p>
      <text:p text:style-name="P96"/>
      <text:p text:style-name="P145"/>
      <text:p text:style-name="P1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8-08T08:20:04.833420018</dc:date>
    <meta:editing-duration>P10DT21H28M46S</meta:editing-duration>
    <meta:editing-cycles>226</meta:editing-cycles>
    <meta:generator>LibreOffice/7.5.5.2$Linux_X86_64 LibreOffice_project/50$Build-2</meta:generator>
    <meta:print-date>2021-02-02T11:15:39.552609276</meta:print-date>
    <meta:document-statistic meta:table-count="0" meta:image-count="0" meta:object-count="246" meta:page-count="15" meta:paragraph-count="197" meta:word-count="2553" meta:character-count="14188" meta:non-whitespace-character-count="1161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B</mi>
                        <mo stretchy="false">¯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  <mtd>
                  <mrow>
                    <mo stretchy="false">−</mo>
                    <msub>
                      <mover accent="true">
                        <mi>I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{bar B} rSub { size 8{jj} } {} # -{tilde I} sub {2KU} 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D</mi>
                    <mn>1</mn>
                  </msub>
                </mtd>
                <mtd>
                  <msub>
                    <mi>D</mi>
                    <mn>2</mn>
                  </msub>
                </mtd>
                <mtd>
                  <msub>
                    <mi>D</mi>
                    <mn>3</mn>
                  </msub>
                </mtd>
                <mtd>
                  <msub>
                    <mi>D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td>
                <mtd>
                  <mrow>
                    <msub>
                      <mover accent="true">
                        <mi>B</mi>
                        <mo stretchy="false">~</mo>
                      </mover>
                      <mstyle mathsize="8pt">
                        <mrow>
                          <mi mathvariant="italic">ii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</mtable>
    </mrow>
    <annotation encoding="StarMath 5.0">left [ matrix {D sub 1 # D sub 2 # D sub 3 # D sub 4 }right ]=
left [ matrix {


{tilde I} sub {2KU}  # {tilde B} rSub { size 8{ii-1} } {}  
 
}

right ] 

matrix {

left [ matrix {
{tilde 0} rSub { size 8{KU} }  {} # {tilde 0} rSub { size 8{KU} } {} ## {tilde J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J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J} rSub { size 8{KU} }  {} # {tilde 0} rSub { size 8{KU} } {} ## {tilde 0} rSub { size 8{KU} } {} # {tilde 0} rSub { size 8{KU} }  {} }right ] 
left [ matrix {
{tilde 0} rSub { size 8{KU} }  {} # {tilde 0} rSub { size 8{KU} } {} ## {tilde J} rSub { size 8{KU} } {} # {tilde 0} rSub { size 8{KU} }  {} }right ] 
left [ matrix {
{tilde 0} rSub { size 8{KU} }  {} # {tilde J} rSub { size 8{KU} } {} ## {tilde 0} rSub { size 8{KU} } {} # {tilde 0} rSub { size 8{KU} }  {} }right ] 

}

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normal">Ω</mi>
        <mo stretchy="false">−</mo>
        <mi>θ</mi>
        <mo stretchy="false">+</mo>
        <mi mathvariant="italic">jj</mi>
      </mrow>
    </msub>
    <annotation encoding="StarMath 5.0">{hat 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i mathvariant="italic">jj</mi>
                    </mstyle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i>C</mi>
                    <mn>1</mn>
                  </msub>
                  <mrow/>
                </mrow>
              </mtd>
              <mtd>
                <msub>
                  <mi>C</mi>
                  <mn>2</mn>
                </msub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row>
                  <msub>
                    <mi>D</mi>
                    <mn>1</mn>
                  </msub>
                  <mrow/>
                </mrow>
              </mtd>
              <mtd>
                <msub>
                  <mi>D</mi>
                  <mn>2</mn>
                </msub>
              </mtd>
              <mtd>
                <msub>
                  <mi>D</mi>
                  <mn>3</mn>
                </msub>
              </mtd>
              <mtd>
                <msub>
                  <mi>D</mi>
                  <mn>4</mn>
                </msub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i>I</mi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i mathvariant="italic">jj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i mathvariant="italic">ii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} }  {} # {tilde 0} rSub { size 8{2KU} } #  -{tilde I} sub {2KU}#  {tilde 0} sub {2KU} ## 

  C sub 1   {} #   C sub 2 #  C sub 3 #  {C sub 4 }  ## 

  D sub 1 {} # D sub 2 #  D sub 3#  { D sub 4}  ## 

{tilde 0} sub {2KU}  {} # {tilde I} sub {2KU} # {tilde 0} rSub { size 8{2KU} } # -{tilde A} rSub { size 8{ii-1} } 
}

right ]




left [ matrix {
{vec z} rSub { size 8{jj} }    {} ##
{vec z} rSub { size 8{ii} }    {} ##
{hat vec z} rSub { size 8{jj-1} }    {} ##
{hat vec z} rSub { size 8{ii-1} }   
}  right ] 
= left [matrix {
-{bar v} rSub { size 8{jj} }    {} ##
-{bar u} rSub { size 8{ii} }    {} ##
{vec u} rSub { size 8{jj-1} }    {} ##
{vec v} rSub { size 8{ii-1} }   
}
right ]

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OMEGA - %theta + jj 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